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88c64" officeooo:paragraph-rsid="00113b5f"/>
    </style:style>
    <style:style style:name="P2" style:family="paragraph" style:parent-style-name="Standard">
      <style:text-properties fo:language="en" fo:country="US" officeooo:rsid="000b528f" officeooo:paragraph-rsid="00113b5f"/>
    </style:style>
    <style:style style:name="P3" style:family="paragraph" style:parent-style-name="Standard" style:list-style-name="L1">
      <style:text-properties fo:language="en" fo:country="US" officeooo:rsid="000b528f" officeooo:paragraph-rsid="00113b5f"/>
    </style:style>
    <style:style style:name="P4" style:family="paragraph" style:parent-style-name="Standard" style:list-style-name="L1">
      <style:text-properties fo:language="en" fo:country="US" officeooo:rsid="000bc9cc" officeooo:paragraph-rsid="00113b5f"/>
    </style:style>
    <style:style style:name="T1" style:family="text">
      <style:text-properties fo:color="#000000"/>
    </style:style>
    <style:style style:name="T2" style:family="text">
      <style:text-properties fo:color="#000000" officeooo:rsid="000e6692"/>
    </style:style>
    <style:style style:name="T3" style:family="text">
      <style:text-properties fo:color="#000000" officeooo:rsid="000f4bdf"/>
    </style:style>
    <style:style style:name="T4" style:family="text">
      <style:text-properties fo:color="#000000" officeooo:rsid="000c6019"/>
    </style:style>
    <style:style style:name="T5" style:family="text">
      <style:text-properties fo:color="#000000" officeooo:rsid="000e1220"/>
    </style:style>
    <style:style style:name="T6" style:family="text">
      <style:text-properties fo:color="#000000" officeooo:rsid="00113b5f"/>
    </style:style>
    <style:style style:name="T7" style:family="text">
      <style:text-properties officeooo:rsid="000bc9cc"/>
    </style:style>
    <style:style style:name="T8" style:family="text">
      <style:text-properties officeooo:rsid="000c6019"/>
    </style:style>
    <style:style style:name="T9" style:family="text">
      <style:text-properties fo:color="#c9211e" officeooo:rsid="000c6019"/>
    </style:style>
    <style:style style:name="T10" style:family="text">
      <style:text-properties fo:color="#ff0000" officeooo:rsid="000e6692"/>
    </style:style>
    <style:style style:name="T11" style:family="text">
      <style:text-properties officeooo:rsid="00113b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research has shown satisfactory results. As well as expected, the students stress increased and excitement values of volunteers N1 and N2 <text:s/>reduced along time. <text:span text:style-name="T11">The student N3 showed to be a outlier, due to it, the results will be divided by calculus counting N3 and not counting.</text:span></text:p>
      <text:p text:style-name="P2">Observing each emotion individually it’s possible to realize that:</text:p>
      <text:list xml:id="list2741438987" text:style-name="L1">
        <text:list-item>
          <text:p text:style-name="P3">Stress: It’s one of the most important emotions <text:span text:style-name="T11">on</text:span> this paper and it has shown expected results. Furthermore, its values raised constantly along data collecting <text:span text:style-name="T7">with a standard deviation of around 33% including student N3 and 23% without N3 values.</text:span></text:p>
        </text:list-item>
        <text:list-item>
          <text:p text:style-name="P4">Focus: Behavior of focus was different on each participant, <text:span text:style-name="T11">it p</text:span>resented low variance of values from begin of the research until <text:span text:style-name="T11">its </text:span>end, as it is able to be concluded by standard deviation of 11%. </text:p>
        </text:list-item>
        <text:list-item>
          <text:p text:style-name="P3"><text:span text:style-name="T8">Relaxation: Another important emotion to this paper, which has shown controversial feedback, due to its constant rise of values along data collecting. </text:span><text:span text:style-name="T4">The emotion has not shown high difference</text:span><text:span text:style-name="T6">s</text:span><text:span text:style-name="T4"> of values, hence standard deviation of it was approximately 7% without student N3 and around 14% within </text:span><text:span text:style-name="T5">N3.</text:span></text:p>
        </text:list-item>
        <text:list-item>
          <text:p text:style-name="P3"><text:span text:style-name="T5">Interest: Interest comportment </text:span><text:span text:style-name="T4"><text:s/></text:span><text:span text:style-name="T5">was nearly the same though all data collects. The values of it had little variances and lower standard deviation of all emotions, under 7% even considering N3 in calculus. </text:span></text:p>
        </text:list-item>
        <text:list-item>
          <text:p text:style-name="P3"><text:span text:style-name="T5">Excitement: This feeling presented high alterations on student N3, a big increase from first data collect to last one, it has shown same lower values in mid term collects though.</text:span><text:span text:style-name="T2"> The standard deviation values was around 14% considering participant N3 and 12% without him.</text:span></text:p>
        </text:list-item>
        <text:list-item>
          <text:p text:style-name="P3"><text:span text:style-name="T2">Engagement: Students N2 and N4 presented a high difference from collect 1 to 3, that increase was around 56%. while that, students N1 and N3 did not show significant changes in them values. The general Standard deviation was 21%,</text:span><text:span text:style-name="T3">however</text:span><text:span text:style-name="T2"> building groups of students with N1 and N2 being first group and N2 and N4 a second, </text:span><text:span text:style-name="T3">makes possible to notice that N1 and N3 had no big changes, since standard deviation of the group was 6%. It is not possible to say same of N2 and N4, because their standard deviation was around 30%.</text:span><text:span text:style-name="T2"> <text:s/></text:span><text:span text:style-name="T4"><text:s text:c="2"/></text:span><text:span text:style-name="T1"><text:s text:c="3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49:43.680454814</meta:creation-date>
    <dc:date>2019-09-26T16:21:31.104461334</dc:date>
    <meta:editing-duration>PT41M26S</meta:editing-duration>
    <meta:editing-cycles>1</meta:editing-cycles>
    <meta:document-statistic meta:table-count="0" meta:image-count="0" meta:object-count="0" meta:page-count="1" meta:paragraph-count="8" meta:word-count="355" meta:character-count="2104" meta:non-whitespace-character-count="1752"/>
    <meta:generator>LibreOffice/6.2.7.1$Linux_X86_64 LibreOffice_project/20$Build-1</meta:generator>
  </office:meta>
</office:document-meta>
</file>